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30000536000002C70B582AEEB.svm"/>
  <manifest:file-entry manifest:media-type="" manifest:full-path="Pictures/2000006A0000220F0000324C1E04E0DB.svm"/>
  <manifest:file-entry manifest:media-type="" manifest:full-path="Pictures/2000002D00000C1B00000ED01F8877F3.svm"/>
  <manifest:file-entry manifest:media-type="" manifest:full-path="Pictures/200000700000294300001EC4752A11B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1">
      <style:paragraph-properties fo:text-align="justify" style:justify-single-word="false"/>
    </style:style>
    <style:style style:name="P7" style:family="paragraph" style:parent-style-name="Standard" style:list-style-name="L2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</style:style>
    <style:style style:name="P9" style:family="paragraph" style:parent-style-name="Standard" style:list-style-name="L2">
      <style:paragraph-properties fo:text-align="justify" style:justify-single-word="false"/>
    </style:style>
    <style:style style:name="P10" style:family="paragraph" style:parent-style-name="Standard" style:list-style-name="L2">
      <style:paragraph-properties fo:text-align="justify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paragraph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chitektúra systému</text:h>
      <text:p text:style-name="P2">Navrhovaný systém je založený na architektúre klient-server a je postavený na webových technológiách. V našom prípade server predstavuje HTTP server a klientskú časť tvorí webový prehliadač používateľa. To nám umožňuje flexibilne spravovať a odlaďovať systém bez nutnosti zmeny softvérového vybavenia u koncového používateľa. Logická architektúra systému je zobrazená na obrázku XX.</text:p>
      <text:p text:style-name="Standard"/>
      <text:p text:style-name="Standard"><draw:frame draw:style-name="fr1" draw:name="graphics3" text:anchor-type="paragraph" svg:width="16.999cm" svg:height="9.058cm" draw:z-index="1"><draw:image xlink:href="Pictures/200001830000536000002C70B582AEEB.svm" xlink:type="simple" xlink:show="embed" xlink:actuate="onLoad"/></draw:frame></text:p>
      <text:p text:style-name="P1">Obrázok XX. Model architektúry systému</text:p>
      <text:p text:style-name="Standard"/>
      <text:p text:style-name="P2">Ako vidieť z obrázku, celý systém sa skladá z jednotlivých modulov ktoré si podrobnejšie popíšeme neskôr. Tieto moduly pristupujú k dátam, ktoré sú uložené v centrálnej databáze. CakePHP je framework, nad ktorým sú všetky moduly postavené. Tento framework nám uľahčuje prácu s celým systémom, nakoľko rieši štandardné problémy vo vývoji webových aplikácií ako napr. autentifikáciu, prístup k databáze, prezentáciu a pod. </text:p>
      <text:p text:style-name="Standard"/>
      <text:h text:style-name="Heading_20_3" text:outline-level="3">Framework CakePHP</text:h>
      <text:p text:style-name="P2">Ako už bolo spomenuté, jadro systému tvorí framework CakePHP - je to open-source framework. Jeho štruktúra bola inšpirovaná frameworkom Ruby on Rails. Hlavným prínosom CakePHP je urýchlenie vývoja webových aplikácií bez straty flexibility. </text:p>
      <text:p text:style-name="P2">CakePHP plne podporuje MVC (Model-View-Controller) model. Tento model predstavuje rozdelenie systému do troch funkčných častí. Model, <text:s/>View a Controller. Vzťahy medzi jednotlivými časťami sú zobrazené na obrázku XX.</text:p>
      <text:p text:style-name="Standard"/>
      <text:p text:style-name="Standard"><draw:frame draw:style-name="fr2" draw:name="graphics1" text:anchor-type="paragraph" svg:width="10.562cm" svg:height="7.876cm" draw:z-index="0"><draw:image xlink:href="Pictures/200000700000294300001EC4752A11B6.svm" xlink:type="simple" xlink:show="embed" xlink:actuate="onLoad"/></draw:frame><text:soft-page-break/></text:p>
      <text:p text:style-name="P1">Obrázok XX. Architektúra MVC</text:p>
      <text:p text:style-name="Standard"/>
      <text:p text:style-name="Standard">MODEL</text:p>
      <text:p text:style-name="P2">prestavuje časť, ktorá sa stará o získavanie a ukladanie informácií. Myslí sa tým samotná databáza, prípadne obslužné skripty, ktoré vykonávajú akcie nad touto databázou. Údaje získané z časti Model sú následne poskytované časti View.</text:p>
      <text:p text:style-name="P2"/>
      <text:p text:style-name="P2">VIEW</text:p>
      <text:p text:style-name="P2">táto časť systému sa stará o prezentáciu dát používateľovi. Ide o tzv. user interface alebo používateľské rozhranie. V prípade webových systémov predstavuje View konkrétny HTML výstup, ktorý sa používateľovi zobrazí v internetovom prehliadači ako internetová stránka. Časť View predstavuje prezentačnú časť systému, ktorá môže obsahovať aj prezentačnú logiku.</text:p>
      <text:p text:style-name="P2"/>
      <text:p text:style-name="P2">CONTROLLER</text:p>
      <text:p text:style-name="P2">je časť, ktorá sa stará o správu akcií vykonaných používateľom alebo systémom. Tieto akcie</text:p>
      <text:p text:style-name="P2">sú následne prenesené ako zmeny v časti View alebo v časti Model. Pod zmenou v časti View sa myslí napríklad zmena stránky, pod zmenou v časti Model napríklad uloženie nových informácií do databázy. Controller môže obsahovať aj takzvanú biznis logiku.</text:p>
      <text:p text:style-name="P2"/>
      <text:h text:style-name="Heading_20_1" text:outline-level="1">Aktuality</text:h>
      <text:p text:style-name="P2">Na obrázku XX sa nachádza diagram prípadov použitia pre modul Aktuality. Aktuality predstavujú nástroj pre fakultu, pomocou ktorého informuje absolventov a verejnosť o aktuálnych udalostiach. <text:s/></text:p>
      <text:p text:style-name="Standard"/>
      <text:p text:style-name="P1"><draw:frame draw:style-name="fr3" draw:name="graphics2" text:anchor-type="paragraph" svg:x="3.909cm" svg:y="0.252cm" svg:width="7.618cm" svg:height="10.802cm" draw:z-index="2"><draw:image xlink:href="Pictures/2000006A0000220F0000324C1E04E0DB.svm" xlink:type="simple" xlink:show="embed" xlink:actuate="onLoad"/></draw:frame><text:soft-page-break/></text:p>
      <text:p text:style-name="P1">Obrázok XX. Model prípadov použitia modulu aktuality</text:p>
      <text:p text:style-name="P2"/>
      <text:p text:style-name="P2">Hráči aktualít</text:p>
      <text:p text:style-name="P2"/>
      <text:list text:style-name="L1">
        <text:list-item>
          <text:p text:style-name="P5"><text:span text:style-name="T2">Fakulta</text:span>: Spravuje aktuality. Pridáva, modifikuje a odstraňuje aktuality.</text:p>
        </text:list-item>
        <text:list-item>
          <text:p text:style-name="P5"><text:span text:style-name="T2">Alumnus, Verejnosť</text:span>: Prezerajú si aktuality</text:p>
        </text:list-item>
      </text:list>
      <text:p text:style-name="P2"/>
      <text:p text:style-name="P2"/>
      <text:p text:style-name="P2">Prípady použitia modulu aktuality</text:p>
      <text:p text:style-name="P2"/>
      <text:list text:style-name="L2">
        <text:list-item>
          <text:p text:style-name="P7"><text:span text:style-name="T1">Pridanie aktuality</text:span><text:span text:style-name="T3">:</text:span> Fakulta pridáva novú aktualitu do systému. Zadá nadpis aktuality, a samotný text. Po potvrdení je aktualite automaticky nastavený čas a dátum vytvorenia. Aktualita je pridaná do databázy a od danej chvíle sa zobrazuje požívateľom systému. </text:p>
        </text:list-item>
        <text:list-item>
          <text:p text:style-name="P7"><text:span text:style-name="T1">Modifikácia aktuality:</text:span> Fakulta si môže meniť informácie o vybranej aktualite. Okrem nadpisu a textu aktuality je možné modifikovať aj dátum aktuality.</text:p>
        </text:list-item>
        <text:list-item>
          <text:p text:style-name="P7"><text:span text:style-name="T1">Odstránenie aktuality:</text:span> Fakulta odstraňuje vybranú aktualitu zo zoznamu aktualít.</text:p>
        </text:list-item>
        <text:list-item>
          <text:p text:style-name="P7"><text:span text:style-name="T1">Prezeranie aktualít:</text:span> Fakulta, alumnus a verejnosť si prezerajú zoznam aktualít. Aktuality sa zobrazujú podľa dátumu, to znamená že najnovšie aktuality uvidí používateľ ako prvé.</text:p>
        </text:list-item>
      </text:list>
      <text:p text:style-name="P2"/>
      <text:h text:style-name="Heading_20_3" text:outline-level="3">Logický model</text:h>
      <text:p text:style-name="P3">Obrázok XX. zachytáva logický model pre modul Aktuality. Jedná sa vlastne o jednu tabuľku obsahujúcu informácie o aktualitách. Žiadne ďalšie relácie nie sú potrebné, vďaka čomu je modul aktualít nezávislý od ostatných častí systému.</text:p>
      <text:p text:style-name="P1"><draw:frame draw:style-name="fr2" draw:name="graphics4" text:anchor-type="paragraph" svg:width="3.099cm" svg:height="3.792cm" draw:z-index="3"><draw:image xlink:href="Pictures/2000002D00000C1B00000ED01F8877F3.svm" xlink:type="simple" xlink:show="embed" xlink:actuate="onLoad"/></draw:frame><text:soft-page-break/></text:p>
      <text:p text:style-name="P1">Obrázok XX. Logický model údajov modulu Aktuality</text:p>
      <text:p text:style-name="Standard"/>
      <text:h text:style-name="Heading_20_1" text:outline-level="1">Slovník použitých pojmov</text:h>
      <text:p text:style-name="Standard"/>
      <text:p text:style-name="Standard">Framework - A Skeletal software component that performs functions required by a system and which is incorporated into the design of such systems /* TRANSLATE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álny" style:family="paragraph" style:parent-style-name="Standard" style:next-style-name="Standard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1-09T17:59:27</meta:creation-date>
    <dc:creator>Peto</dc:creator>
    <dc:date>2007-11-11T23:59:42</dc:date>
    <meta:editing-cycles>19</meta:editing-cycles>
    <meta:editing-duration>PT4H56M2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4" meta:paragraph-count="31" meta:word-count="540" meta:character-count="3873"/>
  </office:meta>
</office:document-meta>
</file>